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Arrow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.051cm" svg:stroke-color="#000000" draw:marker-start="" draw:marker-start-width="0.152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0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11cm" fo:min-width="0.097cm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000000" draw:marker-start-width="0.152cm" draw:marker-end-width="0.152cm" draw:fill="none" draw:textarea-vertical-align="middle" fo:padding-top="0.15cm" fo:padding-bottom="0.15cm" fo:padding-left="0.275cm" fo:padding-right="0.275cm"/>
    </style:style>
    <style:style style:name="gr12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457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0" style:family="graphic" style:parent-style-name="standard">
      <style:graphic-properties svg:stroke-width="0.051cm" svg:stroke-color="#000000" draw:marker-start-width="0.355cm" draw:marker-end-width="0.355cm" draw:fill="solid" draw:fill-color="#ffffff" draw:textarea-horizontal-align="justify" draw:textarea-vertical-align="middle" draw:auto-grow-height="false" fo:min-height="0.81cm" fo:min-width="2.436cm" fo:padding-top="0.15cm" fo:padding-bottom="0.15cm" fo:padding-left="0.275cm" fo:padding-right="0.275cm"/>
    </style:style>
    <style:style style:name="gr21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Arrow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Arrow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Arrow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Arrow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9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0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Arrow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1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Arrow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4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Arrow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svg:stroke-width="0.051cm" svg:stroke-color="#000000" draw:marker-start="" draw:marker-start-width="0.457cm" draw:marker-start-center="false" draw:marker-end="Arrow" draw:marker-end-width="0.152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9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fo:min-height="0.412cm"/>
    </style:style>
    <style:style style:name="gr51" style:family="graphic" style:parent-style-name="standard">
      <style:graphic-properties draw:stroke="none" svg:stroke-color="#000000" draw:fill="none" draw:fill-color="#ffffff" fo:min-height="0.713cm"/>
    </style:style>
    <style:style style:name="gr52" style:family="graphic" style:parent-style-name="standard">
      <style:graphic-properties draw:stroke="none" svg:stroke-color="#000000" draw:fill="none" draw:fill-color="#ffffff" fo:min-height="0.382cm"/>
    </style:style>
    <style:style style:name="gr53" style:family="graphic" style:parent-style-name="standard">
      <style:graphic-properties draw:stroke="none" svg:stroke-color="#000000" draw:fill="none" draw:fill-color="#ffffff" fo:min-height="0.357cm"/>
    </style:style>
    <style:style style:name="gr54" style:family="graphic" style:parent-style-name="standard">
      <style:graphic-properties draw:stroke="none" svg:stroke-color="#000000" draw:fill="none" draw:fill-color="#ffffff" fo:min-height="0.185cm"/>
    </style:style>
    <style:style style:name="gr55" style:family="graphic" style:parent-style-name="standard">
      <style:graphic-properties draw:stroke="none" svg:stroke-color="#000000" draw:fill="none" draw:fill-color="#ffffff" fo:min-height="0.147cm"/>
    </style:style>
    <style:style style:name="gr56" style:family="graphic" style:parent-style-name="standard">
      <style:graphic-properties draw:stroke="none" svg:stroke-color="#000000" draw:fill="none" draw:fill-color="#ffffff" fo:min-height="0.166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lue-point draw:id="4" svg:x="4.98cm" svg:y="3.76cm"/>
          <draw:glue-point draw:id="5" svg:x="-5cm" svg:y="3.74cm"/>
          <draw:glue-point draw:id="6" svg:x="4.99cm" svg:y="0.01cm"/>
          <draw:glue-point draw:id="7" svg:x="5cm" svg:y="-3.74cm"/>
          <draw:g>
            <draw:line draw:style-name="gr1" draw:text-style-name="P1" draw:layer="layout" svg:x1="10.117cm" svg:y1="11.992cm" svg:x2="10.119cm" svg:y2="11.212cm">
              <text:p/>
            </draw:line>
            <draw:line draw:style-name="gr2" draw:text-style-name="P1" draw:layer="layout" svg:x1="11.899cm" svg:y1="11.606cm" svg:x2="10.117cm" svg:y2="11.602cm">
              <text:p/>
            </draw:line>
            <draw:line draw:style-name="gr3" draw:text-style-name="P1" draw:layer="layout" svg:x1="10.119cm" svg:y1="10.823cm" svg:x2="10.121cm" svg:y2="10.043cm">
              <text:p/>
            </draw:line>
            <draw:line draw:style-name="gr4" draw:text-style-name="P1" draw:layer="layout" svg:x1="10.123cm" svg:y1="9.653cm" svg:x2="10.125cm" svg:y2="8.873cm">
              <text:p/>
            </draw:line>
            <draw:line draw:style-name="gr5" draw:text-style-name="P1" draw:layer="layout" svg:x1="10.125cm" svg:y1="9.263cm" svg:x2="11.907cm" svg:y2="9.267cm">
              <text:p/>
            </draw:line>
            <draw:line draw:style-name="gr6" draw:text-style-name="P1" draw:layer="layout" svg:x1="9.679cm" svg:y1="9.261cm" svg:x2="9.671cm" svg:y2="11.6cm">
              <text:p/>
            </draw:line>
            <draw:line draw:style-name="gr7" draw:text-style-name="P1" draw:layer="layout" svg:x1="8.325cm" svg:y1="11.61cm" svg:x2="9.718cm" svg:y2="11.602cm">
              <text:p/>
            </draw:line>
            <draw:line draw:style-name="gr8" draw:text-style-name="P1" draw:layer="layout" svg:x1="11.903cm" svg:y1="10.438cm" svg:x2="10.567cm" svg:y2="10.434cm">
              <text:p/>
            </draw:line>
            <draw:line draw:style-name="gr9" draw:text-style-name="P1" draw:layer="layout" svg:x1="10.567cm" svg:y1="10.434cm" svg:x2="10.121cm" svg:y2="10.432cm">
              <text:p/>
            </draw:line>
            <draw:custom-shape draw:style-name="gr10" draw:text-style-name="P2" draw:layer="layout" svg:width="1.293cm" svg:height="1.23cm" draw:transform="skewX (-0.000872664625997165) rotate (-1.5699236621689) translate (5.691cm 2.25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</draw:g>
        </draw:g>
        <draw:line draw:style-name="gr11" draw:text-style-name="P3" draw:layer="layout" svg:x1="11.884cm" svg:y1="10.438cm" svg:x2="11.901cm" svg:y2="13.555cm">
          <text:p/>
        </draw:line>
        <draw:line draw:style-name="gr11" draw:text-style-name="P3" draw:layer="layout" svg:x1="11.884cm" svg:y1="6.953cm" svg:x2="11.884cm" svg:y2="9.275cm">
          <text:p/>
        </draw:line>
        <draw:g>
          <draw:g>
            <draw:line draw:style-name="gr12" draw:text-style-name="P1" draw:layer="layout" svg:x1="11.903cm" svg:y1="13.335cm" svg:x2="11.903cm" svg:y2="13.772cm">
              <text:p/>
            </draw:line>
            <draw:line draw:style-name="gr13" draw:text-style-name="P1" draw:layer="layout" svg:x1="11.436cm" svg:y1="13.772cm" svg:x2="12.368cm" svg:y2="13.772cm">
              <text:p/>
            </draw:line>
            <draw:line draw:style-name="gr14" draw:text-style-name="P1" draw:layer="layout" svg:x1="11.592cm" svg:y1="13.987cm" svg:x2="12.213cm" svg:y2="13.987cm">
              <text:p/>
            </draw:line>
            <draw:line draw:style-name="gr15" draw:text-style-name="P1" draw:layer="layout" svg:x1="11.747cm" svg:y1="14.206cm" svg:x2="12.058cm" svg:y2="14.206cm">
              <text:p/>
            </draw:line>
          </draw:g>
          <draw:ellipse draw:style-name="gr16" draw:text-style-name="P4" draw:layer="layout" svg:width="1.242cm" svg:height="1.161cm" svg:x="11.28cm" svg:y="13.335cm">
            <text:p/>
          </draw:ellipse>
        </draw:g>
        <draw:g>
          <draw:rect draw:style-name="gr17" draw:text-style-name="P4" draw:layer="layout" svg:width="1.863cm" svg:height="0.579cm" svg:x="5.916cm" svg:y="11.328cm">
            <text:p/>
          </draw:rect>
          <draw:line draw:style-name="gr18" draw:text-style-name="P1" draw:layer="layout" svg:x1="5.294cm" svg:y1="11.618cm" svg:x2="5.915cm" svg:y2="11.618cm">
            <text:p/>
          </draw:line>
          <draw:line draw:style-name="gr19" draw:text-style-name="P1" draw:layer="layout" svg:x1="7.78cm" svg:y1="11.618cm" svg:x2="8.401cm" svg:y2="11.618cm">
            <text:p/>
          </draw:line>
        </draw:g>
        <draw:custom-shape draw:style-name="gr20" draw:text-style-name="P2" draw:layer="layout" svg:width="2.985cm" svg:height="1.109cm" svg:x="2.355cm" svg:y="11.075cm">
          <text:p text:style-name="P5"><text:span text:style-name="T1">GPIO24</text:span></text:p>
          <draw:enhanced-geometry svg:viewBox="0 0 21600 21600" draw:text-areas="0 0 21600 21600" draw:type="chevron" draw:modifiers="20435.365036838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glue-point draw:id="4" svg:x="-3.019cm" svg:y="-5.01cm"/>
          <draw:glue-point draw:id="5" svg:x="-2.955cm" svg:y="4.99cm"/>
          <draw:line draw:style-name="gr21" draw:text-style-name="P1" draw:layer="layout" svg:x1="8.017cm" svg:y1="3.648cm" svg:x2="7.54cm" svg:y2="3.65cm">
            <text:p/>
          </draw:line>
          <draw:line draw:style-name="gr22" draw:text-style-name="P1" draw:layer="layout" svg:x1="7.778cm" svg:y1="4.121cm" svg:x2="8.014cm" svg:y2="3.648cm">
            <text:p/>
          </draw:line>
          <draw:line draw:style-name="gr23" draw:text-style-name="P1" draw:layer="layout" svg:x1="7.54cm" svg:y1="3.65cm" svg:x2="7.78cm" svg:y2="4.123cm">
            <text:p/>
          </draw:line>
          <draw:line draw:style-name="gr24" draw:text-style-name="P1" draw:layer="layout" svg:x1="7.78cm" svg:y1="4.832cm" svg:x2="7.774cm" svg:y2="2.941cm">
            <text:p/>
          </draw:line>
          <draw:line draw:style-name="gr25" draw:text-style-name="P1" draw:layer="layout" svg:x1="8.017cm" svg:y1="4.12cm" svg:x2="7.54cm" svg:y2="4.122cm">
            <text:p/>
          </draw:line>
          <draw:line draw:style-name="gr26" draw:text-style-name="P1" draw:layer="layout" svg:x1="8.255cm" svg:y1="4.12cm" svg:x2="8.733cm" svg:y2="4.591cm">
            <text:p/>
          </draw:line>
          <draw:line draw:style-name="gr27" draw:text-style-name="P1" draw:layer="layout" svg:x1="8.018cm" svg:y1="4.357cm" svg:x2="8.496cm" svg:y2="4.828cm">
            <text:p/>
          </draw:line>
        </draw:g>
        <draw:g>
          <draw:glue-point draw:id="4" svg:x="-3.019cm" svg:y="-5.01cm"/>
          <draw:glue-point draw:id="5" svg:x="-2.955cm" svg:y="4.99cm"/>
          <draw:line draw:style-name="gr28" draw:text-style-name="P1" draw:layer="layout" svg:x1="9.353cm" svg:y1="3.629cm" svg:x2="8.876cm" svg:y2="3.631cm">
            <text:p/>
          </draw:line>
          <draw:line draw:style-name="gr29" draw:text-style-name="P1" draw:layer="layout" svg:x1="9.114cm" svg:y1="4.106cm" svg:x2="9.35cm" svg:y2="3.629cm">
            <text:p/>
          </draw:line>
          <draw:line draw:style-name="gr30" draw:text-style-name="P1" draw:layer="layout" svg:x1="8.876cm" svg:y1="3.631cm" svg:x2="9.116cm" svg:y2="4.108cm">
            <text:p/>
          </draw:line>
          <draw:line draw:style-name="gr31" draw:text-style-name="P1" draw:layer="layout" svg:x1="9.116cm" svg:y1="4.822cm" svg:x2="9.11cm" svg:y2="2.916cm">
            <text:p/>
          </draw:line>
          <draw:line draw:style-name="gr32" draw:text-style-name="P1" draw:layer="layout" svg:x1="9.353cm" svg:y1="4.105cm" svg:x2="8.876cm" svg:y2="4.107cm">
            <text:p/>
          </draw:line>
          <draw:line draw:style-name="gr33" draw:text-style-name="P1" draw:layer="layout" svg:x1="9.591cm" svg:y1="4.105cm" svg:x2="10.069cm" svg:y2="4.58cm">
            <text:p/>
          </draw:line>
          <draw:line draw:style-name="gr34" draw:text-style-name="P1" draw:layer="layout" svg:x1="9.354cm" svg:y1="4.343cm" svg:x2="9.832cm" svg:y2="4.818cm">
            <text:p/>
          </draw:line>
        </draw:g>
        <draw:g>
          <draw:glue-point draw:id="4" svg:x="-3.019cm" svg:y="-5.01cm"/>
          <draw:glue-point draw:id="5" svg:x="-2.955cm" svg:y="4.99cm"/>
          <draw:line draw:style-name="gr35" draw:text-style-name="P1" draw:layer="layout" svg:x1="10.716cm" svg:y1="3.678cm" svg:x2="10.239cm" svg:y2="3.68cm">
            <text:p/>
          </draw:line>
          <draw:line draw:style-name="gr36" draw:text-style-name="P1" draw:layer="layout" svg:x1="10.477cm" svg:y1="4.155cm" svg:x2="10.713cm" svg:y2="3.678cm">
            <text:p/>
          </draw:line>
          <draw:line draw:style-name="gr37" draw:text-style-name="P1" draw:layer="layout" svg:x1="10.239cm" svg:y1="3.68cm" svg:x2="10.479cm" svg:y2="4.157cm">
            <text:p/>
          </draw:line>
          <draw:line draw:style-name="gr38" draw:text-style-name="P1" draw:layer="layout" svg:x1="10.479cm" svg:y1="4.871cm" svg:x2="10.473cm" svg:y2="2.965cm">
            <text:p/>
          </draw:line>
          <draw:line draw:style-name="gr39" draw:text-style-name="P1" draw:layer="layout" svg:x1="10.716cm" svg:y1="4.155cm" svg:x2="10.239cm" svg:y2="4.157cm">
            <text:p/>
          </draw:line>
          <draw:line draw:style-name="gr40" draw:text-style-name="P1" draw:layer="layout" svg:x1="10.954cm" svg:y1="4.155cm" svg:x2="11.432cm" svg:y2="4.63cm">
            <text:p/>
          </draw:line>
          <draw:line draw:style-name="gr41" draw:text-style-name="P1" draw:layer="layout" svg:x1="10.717cm" svg:y1="4.393cm" svg:x2="11.195cm" svg:y2="4.868cm">
            <text:p/>
          </draw:line>
        </draw:g>
        <draw:g>
          <draw:glue-point draw:id="4" svg:x="-3.019cm" svg:y="-5.01cm"/>
          <draw:glue-point draw:id="5" svg:x="-2.955cm" svg:y="4.99cm"/>
          <draw:line draw:style-name="gr42" draw:text-style-name="P1" draw:layer="layout" svg:x1="12.102cm" svg:y1="3.653cm" svg:x2="11.625cm" svg:y2="3.655cm">
            <text:p/>
          </draw:line>
          <draw:line draw:style-name="gr43" draw:text-style-name="P1" draw:layer="layout" svg:x1="11.863cm" svg:y1="4.13cm" svg:x2="12.099cm" svg:y2="3.653cm">
            <text:p/>
          </draw:line>
          <draw:line draw:style-name="gr44" draw:text-style-name="P1" draw:layer="layout" svg:x1="11.625cm" svg:y1="3.655cm" svg:x2="11.865cm" svg:y2="4.132cm">
            <text:p/>
          </draw:line>
          <draw:line draw:style-name="gr45" draw:text-style-name="P1" draw:layer="layout" svg:x1="11.865cm" svg:y1="4.847cm" svg:x2="11.859cm" svg:y2="2.941cm">
            <text:p/>
          </draw:line>
          <draw:line draw:style-name="gr46" draw:text-style-name="P1" draw:layer="layout" svg:x1="12.102cm" svg:y1="4.13cm" svg:x2="11.625cm" svg:y2="4.132cm">
            <text:p/>
          </draw:line>
          <draw:line draw:style-name="gr47" draw:text-style-name="P1" draw:layer="layout" svg:x1="12.34cm" svg:y1="4.13cm" svg:x2="12.818cm" svg:y2="4.605cm">
            <text:p/>
          </draw:line>
          <draw:line draw:style-name="gr48" draw:text-style-name="P1" draw:layer="layout" svg:x1="12.103cm" svg:y1="4.368cm" svg:x2="12.581cm" svg:y2="4.843cm">
            <text:p/>
          </draw:line>
        </draw:g>
        <draw:line draw:style-name="gr49" draw:text-style-name="P3" draw:layer="layout" svg:x1="10.483cm" svg:y1="4.86cm" svg:x2="10.483cm" svg:y2="5.272cm">
          <text:p/>
        </draw:line>
        <draw:line draw:style-name="gr49" draw:text-style-name="P3" draw:layer="layout" svg:x1="9.114cm" svg:y1="4.797cm" svg:x2="9.114cm" svg:y2="5.243cm">
          <text:p/>
        </draw:line>
        <draw:line draw:style-name="gr49" draw:text-style-name="P3" draw:layer="layout" svg:x1="7.776cm" svg:y1="4.824cm" svg:x2="7.782cm" svg:y2="5.247cm">
          <text:p/>
        </draw:line>
        <draw:line draw:style-name="gr49" draw:text-style-name="P3" draw:layer="layout" svg:x1="11.867cm" svg:y1="4.841cm" svg:x2="11.867cm" svg:y2="5.253cm">
          <text:p/>
        </draw:line>
        <draw:line draw:style-name="gr49" draw:text-style-name="P3" draw:layer="layout" svg:x1="7.73cm" svg:y1="5.251cm" svg:x2="11.912cm" svg:y2="5.257cm">
          <text:p/>
        </draw:line>
        <draw:line draw:style-name="gr49" draw:text-style-name="P3" draw:layer="layout" svg:x1="5.595cm" svg:y1="2.921cm" svg:x2="11.905cm" svg:y2="2.95cm">
          <text:p/>
        </draw:line>
        <draw:line draw:style-name="gr49" draw:text-style-name="P3" draw:layer="layout" svg:x1="11.863cm" svg:y1="5.154cm" svg:x2="11.876cm" svg:y2="6.999cm">
          <text:p/>
        </draw:line>
        <draw:frame draw:style-name="gr50" draw:text-style-name="P6" draw:layer="layout" svg:width="1.691cm" svg:height="0.662cm" svg:x="2.984cm" svg:y="2.675cm">
          <draw:text-box>
            <text:p>12VDC</text:p>
          </draw:text-box>
        </draw:frame>
        <draw:frame draw:style-name="gr51" draw:text-style-name="P6" draw:layer="layout" svg:width="2.749cm" svg:height="0.963cm" svg:x="8.629cm" svg:y="2.307cm">
          <draw:text-box>
            <text:p>LED Light Strip</text:p>
          </draw:text-box>
        </draw:frame>
        <draw:frame draw:style-name="gr52" draw:text-style-name="P6" draw:layer="layout" svg:width="2.088cm" svg:height="0.632cm" svg:x="7.408cm" svg:y="9.701cm">
          <draw:text-box>
            <text:p>IRLB8721</text:p>
          </draw:text-box>
        </draw:frame>
        <draw:frame draw:style-name="gr53" draw:text-style-name="P6" draw:layer="layout" svg:width="1.999cm" svg:height="0.607cm" svg:x="5.865cm" svg:y="11.347cm">
          <draw:text-box>
            <text:p>4K7 ohm</text:p>
          </draw:text-box>
        </draw:frame>
        <draw:frame draw:style-name="gr54" draw:text-style-name="P6" draw:layer="layout" svg:width="0.624cm" svg:height="0.607cm" svg:x="11.15cm" svg:y="8.712cm">
          <draw:text-box>
            <text:p>D</text:p>
          </draw:text-box>
        </draw:frame>
        <draw:frame draw:style-name="gr55" draw:text-style-name="P6" draw:layer="layout" svg:width="0.623cm" svg:height="0.607cm" svg:x="8.958cm" svg:y="11.093cm">
          <draw:text-box>
            <text:p>G</text:p>
          </draw:text-box>
        </draw:frame>
        <draw:frame draw:style-name="gr56" draw:text-style-name="P6" draw:layer="layout" svg:width="0.548cm" svg:height="0.607cm" svg:x="11.169cm" svg:y="11.736cm">
          <draw:text-box>
            <text:p>S</text:p>
          </draw:text-box>
        </draw:frame>
        <draw:frame draw:style-name="gr57" draw:text-style-name="P6" draw:layer="layout" svg:width="0.502cm" svg:height="0.607cm" svg:x="8.693cm" svg:y="13.342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01T12:04:35.569094792</meta:creation-date>
    <dc:date>2021-01-02T08:57:11.332297403</dc:date>
    <meta:editing-duration>PT1H37M36S</meta:editing-duration>
    <meta:editing-cycles>6</meta:editing-cycles>
    <meta:generator>LibreOffice/6.1.5.2$Linux_ARM_EABI LibreOffice_project/10$Build-2</meta:generator>
    <meta:document-statistic meta:object-count="73"/>
  </office:meta>
</office:document-meta>
</file>